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808080" draw:fill="none" draw:fill-color="#ffffff" fo:min-height="1.5cm"/>
    </style:style>
    <style:style style:name="gr11" style:family="graphic" style:parent-style-name="standard">
      <style:graphic-properties draw:stroke="none" svg:stroke-color="#808080" draw:fill="none" draw:fill-color="#ffffff" fo:min-height="2.2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P6" style:family="paragraph">
      <style:text-properties fo:font-size="23pt" style:font-size-asian="18pt" style:font-size-complex="18pt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fo:font-size="23pt" fo:font-style="italic" fo:font-weight="normal" style:font-style-asian="normal" style:font-style-complex="normal"/>
    </style:style>
    <style:style style:name="T13" style:family="text">
      <style:text-properties style:text-position="sub 58%" fo:font-size="23pt" fo:font-style="italic" fo:font-weight="normal" style:font-style-asian="normal" style:font-style-complex="normal"/>
    </style:style>
    <style:style style:name="T14" style:family="text">
      <style:text-properties style:text-position="sub 58%" fo:font-size="23pt" fo:font-style="italic" fo:font-weight="normal" style:font-style-asian="italic" style:font-style-complex="italic"/>
    </style:style>
    <style:style style:name="T15" style:family="text">
      <style:text-properties fo:font-size="24pt" fo:font-style="italic" fo:font-weight="normal" style:font-style-asian="italic" style:font-style-complex="italic"/>
    </style:style>
    <style:style style:name="T16" style:family="text">
      <style:text-properties style:text-position="0% 100%" fo:font-size="23pt" fo:font-style="italic" fo:font-weight="normal" style:font-style-asian="italic" style:font-style-complex="italic"/>
    </style:style>
    <style:style style:name="T17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8" style:family="text">
      <style:text-properties fo:font-size="24pt" fo:font-style="normal" fo:font-weight="normal" style:font-style-asian="normal" style:font-style-complex="normal"/>
    </style:style>
    <style:style style:name="T19" style:family="text">
      <style:text-properties style:text-position="sub 58%" fo:font-size="24pt" fo:font-style="italic" fo:font-weight="normal" style:font-style-asian="italic" style:font-style-complex="italic"/>
    </style:style>
    <style:style style:name="T20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1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22" style:family="text">
      <style:text-properties style:text-position="0% 100%" fo:font-size="23pt" fo:font-style="normal" fo:font-weight="normal" style:font-size-asian="18pt" style:font-style-asian="normal" style:font-size-complex="18pt" style:font-style-complex="normal"/>
    </style:style>
    <style:style style:name="T23" style:family="text">
      <style:text-properties style:text-position="0% 100%" fo:font-size="23pt" fo:font-style="italic" fo:font-weight="normal" style:font-size-asian="18pt" style:font-style-asian="normal" style:font-size-complex="18pt" style:font-style-complex="normal"/>
    </style:style>
    <style:style style:name="T24" style:family="text">
      <style:text-properties style:text-position="0% 100%" fo:font-family="SimSun" fo:font-size="23pt" fo:language="en" fo:country="US" fo:font-style="italic" fo:font-weight="normal" style:font-size-asian="18pt" style:language-asian="en" style:country-asian="US" style:font-style-asian="normal" style:font-family-complex="SimSun" style:font-size-complex="18pt" style:font-style-complex="normal"/>
    </style:style>
    <style:style style:name="T25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6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7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8" style:family="text">
      <style:text-properties fo:font-size="23pt" style:font-size-asian="18pt" style:font-size-complex="18pt"/>
    </style:style>
    <style:style style:name="T29" style:family="text">
      <style:text-properties style:text-position="0% 100%" fo:font-family="Arial" style:font-style-name="Regular" style:font-family-generic="swiss" style:font-pitch="variable" fo:font-size="23pt" fo:language="en" fo:country="US" fo:font-style="normal" fo:font-weight="normal" style:font-family-asian="Arial" style:font-style-name-asian="Regular" style:font-family-generic-asian="swiss" style:font-pitch-asian="variable" style:font-size-asian="18pt" style:language-asian="en" style:country-asian="US" style:font-style-asian="normal" style:font-family-complex="Arial" style:font-style-name-complex="Regular" style:font-family-generic-complex="swiss" style:font-pitch-complex="variable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42cm" svg:height="1.283cm" svg:x="2.094cm" svg:y="10.203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48cm" svg:height="0.513cm" svg:x="2.491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548cm" svg:height="0.512cm" svg:x="2.491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342cm" svg:height="1.283cm" svg:x="2.094cm" svg:y="4.594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765cm" svg:y1="3.213cm" svg:x2="2.765cm" svg:y2="4.594cm" draw:start-shape="id1" draw:start-glue-point="2" draw:end-shape="id2" svg:d="m2765 3213v1381">
          <text:p/>
        </draw:connector>
        <draw:connector draw:style-name="gr3" draw:text-style-name="P2" draw:layer="layout" draw:type="line" svg:x1="2.764cm" svg:y1="5.877cm" svg:x2="2.765cm" svg:y2="7.758cm" draw:start-shape="id2" draw:start-glue-point="8" draw:end-shape="id3" draw:end-glue-point="0" svg:d="m2764 5877 1 1881">
          <text:p/>
        </draw:connector>
        <draw:connector draw:style-name="gr3" draw:text-style-name="P2" draw:layer="layout" draw:type="line" svg:x1="2.765cm" svg:y1="8.27cm" svg:x2="2.764cm" svg:y2="10.203cm" draw:start-shape="id3" draw:start-glue-point="2" draw:end-shape="id4" draw:end-glue-point="4" svg:d="m2765 8270-1 1933">
          <text:p/>
        </draw:connector>
        <draw:custom-shape draw:style-name="gr2" draw:text-style-name="P2" xml:id="id5" draw:id="id5" draw:layer="layout" svg:width="0.548cm" svg:height="0.513cm" svg:x="6.69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342cm" svg:height="1.283cm" svg:x="6.297cm" svg:y="16.31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68cm" svg:y1="14.136cm" svg:x2="6.968cm" svg:y2="16.317cm" draw:start-shape="id5" draw:start-glue-point="2" draw:end-shape="id6" svg:d="m6968 14136v2181">
          <text:p/>
        </draw:connector>
        <draw:connector draw:style-name="gr3" draw:text-style-name="P2" draw:layer="layout" draw:type="line" svg:x1="2.765cm" svg:y1="11.486cm" svg:x2="6.968cm" svg:y2="13.623cm" draw:start-shape="id4" draw:start-glue-point="8" draw:end-shape="id5" draw:end-glue-point="0" svg:d="m2765 11486 4203 2137">
          <text:p/>
        </draw:connector>
        <draw:connector draw:style-name="gr3" draw:text-style-name="P2" draw:layer="layout" draw:type="line" svg:x1="10.8cm" svg:y1="11.486cm" svg:x2="6.968cm" svg:y2="13.623cm" draw:start-shape="id7" draw:start-glue-point="8" draw:end-shape="id5" draw:end-glue-point="0" svg:d="m10800 11486-3832 2137">
          <text:p/>
        </draw:connector>
        <draw:custom-shape draw:style-name="gr1" draw:text-style-name="P1" xml:id="id10" draw:id="id10" draw:layer="layout" svg:width="1.342cm" svg:height="1.283cm" svg:x="16.929cm" svg:y="10.203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548cm" svg:height="0.513cm" svg:x="17.3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548cm" svg:height="0.512cm" svg:x="17.3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342cm" svg:height="1.283cm" svg:x="16.929cm" svg:y="4.594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613cm" svg:y1="3.213cm" svg:x2="17.6cm" svg:y2="4.594cm" draw:end-shape="id8" svg:d="m17613 3213-13 1381">
          <text:p/>
        </draw:connector>
        <draw:connector draw:style-name="gr3" draw:text-style-name="P2" draw:layer="layout" draw:type="line" svg:x1="17.6cm" svg:y1="5.877cm" svg:x2="17.6cm" svg:y2="7.758cm" draw:start-shape="id8" draw:start-glue-point="8" draw:end-shape="id9" draw:end-glue-point="0" svg:d="m17600 5877v1881">
          <text:p/>
        </draw:connector>
        <draw:connector draw:style-name="gr3" draw:text-style-name="P2" draw:layer="layout" draw:type="line" svg:x1="17.6cm" svg:y1="8.27cm" svg:x2="17.6cm" svg:y2="10.203cm" draw:start-shape="id9" draw:start-glue-point="2" draw:end-shape="id10" draw:end-glue-point="4" svg:d="m17600 8270v1933">
          <text:p/>
        </draw:connector>
        <draw:custom-shape draw:style-name="gr1" draw:text-style-name="P1" xml:id="id14" draw:id="id14" draw:layer="layout" svg:width="1.342cm" svg:height="1.284cm" svg:x="25.678cm" svg:y="10.203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26.075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0.548cm" svg:height="0.512cm" svg:x="26.075cm" svg:y="7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342cm" svg:height="1.283cm" svg:x="25.678cm" svg:y="4.595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349cm" svg:y1="3.214cm" svg:x2="26.349cm" svg:y2="4.595cm" draw:start-shape="id11" draw:start-glue-point="2" draw:end-shape="id12" svg:d="m26349 3214v1381">
          <text:p/>
        </draw:connector>
        <draw:connector draw:style-name="gr3" draw:text-style-name="P2" draw:layer="layout" draw:type="line" svg:x1="26.349cm" svg:y1="5.878cm" svg:x2="26.349cm" svg:y2="7.759cm" draw:start-shape="id12" draw:start-glue-point="8" draw:end-shape="id13" draw:end-glue-point="0" svg:d="m26349 5878v1881">
          <text:p/>
        </draw:connector>
        <draw:connector draw:style-name="gr3" draw:text-style-name="P2" draw:layer="layout" draw:type="line" svg:x1="26.349cm" svg:y1="8.271cm" svg:x2="26.349cm" svg:y2="10.203cm" draw:start-shape="id13" draw:start-glue-point="2" draw:end-shape="id14" draw:end-glue-point="4" svg:d="m26349 8271v1932">
          <text:p/>
        </draw:connector>
        <draw:custom-shape draw:style-name="gr2" draw:text-style-name="P2" xml:id="id15" draw:id="id15" draw:layer="layout" svg:width="0.548cm" svg:height="0.513cm" svg:x="21.846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1.342cm" svg:height="1.283cm" svg:x="21.449cm" svg:y="16.31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2.12cm" svg:y1="14.136cm" svg:x2="22.12cm" svg:y2="16.317cm" draw:start-shape="id15" draw:start-glue-point="2" draw:end-shape="id16" svg:d="m22120 14136v2181">
          <text:p/>
        </draw:connector>
        <draw:connector draw:style-name="gr3" draw:text-style-name="P2" draw:layer="layout" draw:type="line" svg:x1="17.6cm" svg:y1="11.486cm" svg:x2="22.12cm" svg:y2="13.623cm" draw:start-shape="id10" draw:start-glue-point="8" draw:end-shape="id15" draw:end-glue-point="0" svg:d="m17600 11486 4520 2137">
          <text:p/>
        </draw:connector>
        <draw:connector draw:style-name="gr3" draw:text-style-name="P2" draw:layer="layout" draw:type="line" svg:x1="26.349cm" svg:y1="11.487cm" svg:x2="22.12cm" svg:y2="13.623cm" draw:start-shape="id14" draw:start-glue-point="8" draw:end-shape="id15" draw:end-glue-point="0" svg:d="m26349 11487-4229 2136">
          <text:p/>
        </draw:connector>
        <draw:custom-shape draw:style-name="gr2" draw:text-style-name="P2" xml:id="id18" draw:id="id18" draw:layer="layout" svg:width="0.548cm" svg:height="0.513cm" svg:x="21.846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1.342cm" svg:height="1.283cm" svg:x="21.449cm" svg:y="22.0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17.6cm" svg:x2="6.968cm" svg:y2="19.724cm" draw:start-shape="id6" draw:start-glue-point="8" draw:end-shape="id17" draw:end-glue-point="0" svg:d="m6968 17600v2124">
          <text:p/>
        </draw:connector>
        <draw:connector draw:style-name="gr3" draw:text-style-name="P4" draw:layer="layout" draw:type="line" svg:x1="22.12cm" svg:y1="17.6cm" svg:x2="22.12cm" svg:y2="19.724cm" draw:start-shape="id16" draw:start-glue-point="8" draw:end-shape="id18" draw:end-glue-point="0" svg:d="m22120 17600v2124">
          <text:p/>
        </draw:connector>
        <draw:connector draw:style-name="gr3" draw:text-style-name="P4" draw:layer="layout" draw:type="line" svg:x1="22.12cm" svg:y1="20.237cm" svg:x2="22.12cm" svg:y2="22.018cm" draw:start-shape="id18" draw:start-glue-point="2" draw:end-shape="id19" draw:end-glue-point="4" svg:d="m22120 20237v1781">
          <text:p/>
        </draw:connector>
        <draw:connector draw:style-name="gr5" draw:text-style-name="P4" draw:layer="layout" draw:type="curve" svg:x1="3.039cm" svg:y1="2.956cm" svg:x2="3.436cm" svg:y2="5.235cm" draw:start-shape="id1" draw:start-glue-point="1" draw:end-shape="id2" draw:end-glue-point="10" svg:d="m3039 2956c1347 0 1148 2279 397 2279">
          <text:p/>
        </draw:connector>
        <draw:connector draw:style-name="gr5" draw:text-style-name="P4" draw:layer="layout" draw:type="curve" svg:x1="3.039cm" svg:y1="8.014cm" svg:x2="3.436cm" svg:y2="10.844cm" draw:start-shape="id3" draw:start-glue-point="1" draw:end-shape="id4" draw:end-glue-point="10" svg:d="m3039 8014c1347 0 1148 2830 397 2830">
          <text:p/>
        </draw:connector>
        <draw:connector draw:style-name="gr5" draw:text-style-name="P4" draw:layer="layout" draw:type="curve" svg:x1="17.874cm" svg:y1="2.956cm" svg:x2="18.271cm" svg:y2="5.236cm" draw:start-shape="id20" draw:start-glue-point="1" draw:end-shape="id8" draw:end-glue-point="10" svg:d="m17874 2956c1347 0 1148 2280 397 2280">
          <text:p/>
        </draw:connector>
        <draw:connector draw:style-name="gr5" draw:text-style-name="P4" draw:layer="layout" draw:type="curve" svg:x1="17.874cm" svg:y1="8.014cm" svg:x2="18.271cm" svg:y2="10.845cm" draw:start-shape="id9" draw:start-glue-point="1" draw:end-shape="id10" draw:end-glue-point="10" svg:d="m17874 8014c1347 0 1148 2831 397 2831">
          <text:p/>
        </draw:connector>
        <draw:connector draw:style-name="gr5" draw:text-style-name="P4" draw:layer="layout" draw:type="curve" svg:x1="26.623cm" svg:y1="2.957cm" svg:x2="27.02cm" svg:y2="5.237cm" draw:start-shape="id11" draw:start-glue-point="1" draw:end-shape="id12" draw:end-glue-point="10" svg:d="m26623 2957c1347 0 1148 2280 397 2280">
          <text:p/>
        </draw:connector>
        <draw:connector draw:style-name="gr5" draw:text-style-name="P4" draw:layer="layout" draw:type="curve" svg:x1="26.623cm" svg:y1="8.015cm" svg:x2="27.02cm" svg:y2="10.845cm" draw:start-shape="id13" draw:start-glue-point="1" draw:end-shape="id14" draw:end-glue-point="10" svg:d="m26623 8015c1347 0 1148 2830 397 2830">
          <text:p/>
        </draw:connector>
        <draw:connector draw:style-name="gr6" draw:text-style-name="P4" draw:layer="layout" draw:type="curve" svg:x1="2.491cm" svg:y1="8.014cm" svg:x2="2.094cm" svg:y2="5.235cm" draw:start-shape="id3" draw:start-glue-point="3" draw:end-shape="id2" draw:end-glue-point="6" svg:d="m2491 8014c-1347 0-1148-2779-397-2779">
          <text:p/>
        </draw:connector>
        <draw:connector draw:style-name="gr6" draw:text-style-name="P4" draw:layer="layout" draw:type="curve" svg:x1="6.694cm" svg:y1="19.98cm" svg:x2="6.297cm" svg:y2="16.959cm" draw:start-shape="id17" draw:start-glue-point="3" draw:end-shape="id6" draw:end-glue-point="6" svg:d="m6694 19980c-1347 0-1148-3021-397-3021">
          <text:p/>
        </draw:connector>
        <draw:connector draw:style-name="gr6" draw:text-style-name="P4" draw:layer="layout" draw:type="curve" svg:x1="21.846cm" svg:y1="19.98cm" svg:x2="21.449cm" svg:y2="16.959cm" draw:start-shape="id18" draw:start-glue-point="3" draw:end-shape="id16" draw:end-glue-point="6" svg:d="m21846 19980c-1347 0-1148-3021-397-3021">
          <text:p/>
        </draw:connector>
        <draw:connector draw:style-name="gr7" draw:text-style-name="P4" draw:layer="layout" draw:type="curve" svg:x1="7.242cm" svg:y1="13.879cm" svg:x2="7.639cm" svg:y2="16.959cm" draw:start-shape="id5" draw:start-glue-point="1" draw:end-shape="id6" draw:end-glue-point="10" svg:d="m7242 13879c1347 0 1148 3080 397 3080">
          <text:p/>
        </draw:connector>
        <draw:connector draw:style-name="gr5" draw:text-style-name="P4" draw:layer="layout" draw:type="curve" svg:x1="22.394cm" svg:y1="13.879cm" svg:x2="22.791cm" svg:y2="16.959cm" draw:start-shape="id15" draw:start-glue-point="1" draw:end-shape="id16" draw:end-glue-point="10" svg:d="m22394 13879c1347 0 1148 3080 397 3080">
          <text:p/>
        </draw:connector>
        <draw:connector draw:style-name="gr6" draw:text-style-name="P4" draw:layer="layout" draw:type="curve" svg:x1="6.694cm" svg:y1="13.879cm" svg:x2="2.765cm" svg:y2="11.486cm" draw:start-shape="id5" draw:start-glue-point="3" draw:end-shape="id4" draw:end-glue-point="8" svg:d="m6694 13879c-2620 0-3929-797-3929-2393">
          <text:p/>
        </draw:connector>
        <draw:connector draw:style-name="gr6" draw:text-style-name="P4" draw:layer="layout" draw:type="curve" svg:x1="6.968cm" svg:y1="13.623cm" svg:x2="10.129cm" svg:y2="10.845cm" draw:start-shape="id5" draw:start-glue-point="0" draw:end-shape="id7" draw:end-glue-point="6" svg:d="m6968 13623c0-1852 1053-2778 3161-2778">
          <text:p/>
        </draw:connector>
        <draw:connector draw:style-name="gr6" draw:text-style-name="P4" draw:layer="layout" draw:type="curve" svg:x1="22.12cm" svg:y1="13.623cm" svg:x2="25.678cm" svg:y2="10.845cm" draw:start-shape="id15" draw:start-glue-point="0" draw:end-shape="id14" draw:end-glue-point="6" svg:d="m22120 13623c0-1852 1186-2778 3558-2778">
          <text:p/>
        </draw:connector>
        <draw:connector draw:style-name="gr6" draw:text-style-name="P4" draw:layer="layout" draw:type="curve" svg:x1="17.326cm" svg:y1="8.014cm" svg:x2="16.929cm" svg:y2="5.236cm" draw:start-shape="id9" draw:start-glue-point="3" draw:end-shape="id8" draw:end-glue-point="6" svg:d="m17326 8014c-1347 0-1148-2778-397-2778">
          <text:p/>
        </draw:connector>
        <draw:connector draw:style-name="gr6" draw:text-style-name="P4" draw:layer="layout" draw:type="curve" svg:x1="26.075cm" svg:y1="8.015cm" svg:x2="25.697cm" svg:y2="5.238cm" draw:start-shape="id13" draw:start-glue-point="3" svg:d="m26075 8015c-751 0-562-2777-378-2777">
          <text:p/>
        </draw:connector>
        <draw:connector draw:style-name="gr6" draw:text-style-name="P4" draw:layer="layout" draw:type="curve" svg:x1="21.846cm" svg:y1="13.879cm" svg:x2="17.125cm" svg:y2="11.298cm" draw:start-shape="id15" draw:start-glue-point="3" draw:end-shape="id10" draw:end-glue-point="7" svg:d="m21846 13879c-3148 0-4721-860-4721-2581">
          <text:p/>
        </draw:connector>
        <draw:frame draw:style-name="gr8" draw:text-style-name="P5" draw:layer="layout" svg:width="30cm" svg:height="1.75cm" svg:x="1cm" svg:y="1.3cm">
          <draw:text-box>
            <text:p><text:span text:style-name="T4">N </text:span><text:span text:style-name="T5">(</text:span><text:span text:style-name="T4">o</text:span><text:span text:style-name="T2">i</text:span><text:span text:style-name="T6">;</text:span><text:span text:style-name="T7"> </text:span><text:span text:style-name="T8">μ</text:span><text:span text:style-name="T9">oi</text:span><text:span text:style-name="T10">,</text:span><text:span text:style-name="T8"> σ</text:span><text:span text:style-name="T9">oi</text:span><text:span text:style-name="T11">2</text:span><text:span text:style-name="T5">) </text:span><text:span text:style-name="T12"><text:s text:c="10"/></text:span><text:span text:style-name="T4">N </text:span><text:span text:style-name="T5">(</text:span><text:span text:style-name="T4">d</text:span><text:span text:style-name="T13">j</text:span><text:span text:style-name="T6">;</text:span><text:span text:style-name="T7"> </text:span><text:span text:style-name="T8">μ</text:span><text:span text:style-name="T9">dj</text:span><text:span text:style-name="T10">,</text:span><text:span text:style-name="T8"> σ</text:span><text:span text:style-name="T9">d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o</text:span><text:span text:style-name="T3">j</text:span><text:span text:style-name="T6">;</text:span><text:span text:style-name="T7"> </text:span><text:span text:style-name="T8">μ</text:span><text:span text:style-name="T9">oj</text:span><text:span text:style-name="T10">,</text:span><text:span text:style-name="T8"> σ</text:span><text:span text:style-name="T9">o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d</text:span><text:span text:style-name="T14">i</text:span><text:span text:style-name="T6">;</text:span><text:span text:style-name="T7"> </text:span><text:span text:style-name="T8">μ</text:span><text:span text:style-name="T9">di</text:span><text:span text:style-name="T10">,</text:span><text:span text:style-name="T8"> σ</text:span><text:span text:style-name="T9">di</text:span><text:span text:style-name="T11">2</text:span><text:span text:style-name="T5">)</text:span></text:p>
          </draw:text-box>
        </draw:frame>
        <draw:frame draw:style-name="gr9" draw:text-style-name="P5" draw:layer="layout" svg:width="31.2cm" svg:height="3.3cm" svg:x="2.3cm" svg:y="7.1cm">
          <draw:text-box>
            <text:p><text:span text:style-name="T15"><text:s text:c="3"/></text:span><text:span text:style-name="T4">N </text:span><text:span text:style-name="T5">(</text:span><text:span text:style-name="T4">p</text:span><text:span text:style-name="T2">oi</text:span><text:span text:style-name="T6">;</text:span><text:span text:style-name="T7"> </text:span><text:span text:style-name="T16">o</text:span><text:span text:style-name="T2">i</text:span><text:span text:style-name="T10">,</text:span><text:span text:style-name="T8"> β</text:span><text:span text:style-name="T11">2</text:span><text:span text:style-name="T5">) </text:span><text:span text:style-name="T12"><text:s text:c="16"/></text:span><text:span text:style-name="T4">N </text:span><text:span text:style-name="T5">(</text:span><text:span text:style-name="T4">p</text:span><text:span text:style-name="T2">dj</text:span><text:span text:style-name="T6">;</text:span><text:span text:style-name="T7"> </text:span><text:span text:style-name="T16">d</text:span><text:span text:style-name="T13">j</text:span><text:span text:style-name="T10">,</text:span><text:span text:style-name="T8"> β</text:span><text:span text:style-name="T11">2</text:span><text:span text:style-name="T5">)</text:span><text:span text:style-name="T12"> <text:s text:c="12"/></text:span><text:span text:style-name="T4">N </text:span><text:span text:style-name="T5">(</text:span><text:span text:style-name="T4">p</text:span><text:span text:style-name="T2">oj</text:span><text:span text:style-name="T6">;</text:span><text:span text:style-name="T7"> </text:span><text:span text:style-name="T16">o</text:span><text:span text:style-name="T3">j</text:span><text:span text:style-name="T10">,</text:span><text:span text:style-name="T8"> β</text:span><text:span text:style-name="T11">2</text:span><text:span text:style-name="T5">) </text:span><text:span text:style-name="T12"><text:s text:c="18"/></text:span><text:span text:style-name="T4">N </text:span><text:span text:style-name="T5">(</text:span><text:span text:style-name="T4">p</text:span><text:span text:style-name="T2">di</text:span><text:span text:style-name="T6">;</text:span><text:span text:style-name="T7"> </text:span><text:span text:style-name="T16">d</text:span><text:span text:style-name="T14">i</text:span><text:span text:style-name="T10">,</text:span><text:span text:style-name="T8"> β</text:span><text:span text:style-name="T11">2</text:span><text:span text:style-name="T5">)</text:span><text:span text:style-name="T12"> </text:span></text:p>
          </draw:text-box>
        </draw:frame>
        <draw:frame draw:style-name="gr8" draw:text-style-name="P5" draw:layer="layout" svg:width="24.7cm" svg:height="1.75cm" svg:x="7.1cm" svg:y="13.15cm">
          <draw:text-box>
            <text:p><text:span text:style-name="T15"><text:s text:c="2"/></text:span><text:span text:style-name="T17">δ</text:span><text:span text:style-name="T15"> </text:span><text:span text:style-name="T18">(</text:span><text:span text:style-name="T15"> x</text:span><text:span text:style-name="T19"> <text:s/></text:span><text:span text:style-name="T15">= </text:span><text:span text:style-name="T4">p</text:span><text:span text:style-name="T2">oi</text:span><text:span text:style-name="T19"> </text:span><text:span text:style-name="T18">-</text:span><text:span text:style-name="T15"> </text:span><text:span text:style-name="T4">p</text:span><text:span text:style-name="T2">dj</text:span><text:span text:style-name="T19"> </text:span><text:span text:style-name="T20">)</text:span><text:span text:style-name="T19"> </text:span><text:span text:style-name="T12"><text:s text:c="47"/></text:span><text:span text:style-name="T17">δ </text:span><text:span text:style-name="T18">(</text:span><text:span text:style-name="T15"> y</text:span><text:span text:style-name="T19"> <text:s/></text:span><text:span text:style-name="T15">= </text:span><text:span text:style-name="T4">p</text:span><text:span text:style-name="T2">oj</text:span><text:span text:style-name="T19"> </text:span><text:span text:style-name="T18">-</text:span><text:span text:style-name="T15"> </text:span><text:span text:style-name="T4">p</text:span><text:span text:style-name="T2">di</text:span><text:span text:style-name="T19"> <text:s/></text:span><text:span text:style-name="T20">)</text:span><text:span text:style-name="T19"> </text:span><text:span text:style-name="T12"><text:s/></text:span></text:p>
          </draw:text-box>
        </draw:frame>
        <draw:custom-shape draw:style-name="gr1" draw:text-style-name="P1" xml:id="id7" draw:id="id7" draw:layer="layout" svg:width="1.342cm" svg:height="1.283cm" svg:x="10.129cm" svg:y="10.203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548cm" svg:height="0.513cm" svg:x="10.5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0.548cm" svg:height="0.512cm" svg:x="10.5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342cm" svg:height="1.283cm" svg:x="10.129cm" svg:y="4.594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13cm" svg:y1="3.213cm" svg:x2="10.8cm" svg:y2="4.594cm" draw:end-shape="id21" svg:d="m10813 3213-13 1381">
          <text:p/>
        </draw:connector>
        <draw:connector draw:style-name="gr3" draw:text-style-name="P2" draw:layer="layout" draw:type="line" svg:x1="10.8cm" svg:y1="5.877cm" svg:x2="10.8cm" svg:y2="7.758cm" draw:start-shape="id21" draw:start-glue-point="8" draw:end-shape="id22" draw:end-glue-point="0" svg:d="m10800 5877v1881">
          <text:p/>
        </draw:connector>
        <draw:connector draw:style-name="gr3" draw:text-style-name="P2" draw:layer="layout" draw:type="line" svg:x1="10.8cm" svg:y1="8.27cm" svg:x2="10.8cm" svg:y2="10.203cm" draw:start-shape="id22" draw:start-glue-point="2" draw:end-shape="id7" draw:end-glue-point="4" svg:d="m10800 8270v1933">
          <text:p/>
        </draw:connector>
        <draw:connector draw:style-name="gr5" draw:text-style-name="P4" draw:layer="layout" draw:type="curve" svg:x1="11.074cm" svg:y1="2.956cm" svg:x2="11.471cm" svg:y2="5.236cm" draw:start-shape="id23" draw:start-glue-point="1" draw:end-shape="id21" draw:end-glue-point="10" svg:d="m11074 2956c1347 0 1148 2280 397 2280">
          <text:p/>
        </draw:connector>
        <draw:connector draw:style-name="gr5" draw:text-style-name="P4" draw:layer="layout" draw:type="curve" svg:x1="11.074cm" svg:y1="8.014cm" svg:x2="11.471cm" svg:y2="10.845cm" draw:start-shape="id22" draw:start-glue-point="1" draw:end-shape="id7" draw:end-glue-point="10" svg:d="m11074 8014c1347 0 1148 2831 397 2831">
          <text:p/>
        </draw:connector>
        <draw:connector draw:style-name="gr6" draw:text-style-name="P4" draw:layer="layout" draw:type="curve" svg:x1="10.526cm" svg:y1="8.014cm" svg:x2="10.129cm" svg:y2="5.236cm" draw:start-shape="id22" draw:start-glue-point="3" draw:end-shape="id21" draw:end-glue-point="6" svg:d="m10526 8014c-1347 0-1148-2778-397-2778">
          <text:p/>
        </draw:connector>
        <draw:connector draw:style-name="gr7" draw:text-style-name="P4" draw:layer="layout" draw:type="curve" svg:x1="22.394cm" svg:y1="19.98cm" svg:x2="22.791cm" svg:y2="22.66cm" draw:start-shape="id18" draw:start-glue-point="1" draw:end-shape="id19" draw:end-glue-point="10" svg:d="m22394 19980c1347 0 1148 2680 397 2680">
          <text:p/>
        </draw:connector>
        <draw:custom-shape draw:style-name="gr2" draw:text-style-name="P2" xml:id="id17" draw:id="id17" draw:layer="layout" svg:width="0.548cm" svg:height="0.513cm" svg:x="6.694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out" svg:width="1.342cm" svg:height="1.283cm" svg:x="6.297cm" svg:y="22.0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20.237cm" svg:x2="6.968cm" svg:y2="22.018cm" draw:start-shape="id17" draw:start-glue-point="2" draw:end-shape="id24" draw:end-glue-point="4" svg:d="m6968 20237v1781">
          <text:p/>
        </draw:connector>
        <draw:connector draw:style-name="gr7" draw:text-style-name="P4" draw:layer="layout" draw:type="curve" svg:x1="7.242cm" svg:y1="19.98cm" svg:x2="7.639cm" svg:y2="22.66cm" draw:start-shape="id17" draw:start-glue-point="1" draw:end-shape="id24" draw:end-glue-point="10" svg:d="m7242 19980c1347 0 1148 2680 397 2680">
          <text:p/>
        </draw:connector>
        <draw:frame draw:style-name="gr10" draw:layer="layout" svg:width="18.7cm" svg:height="1.75cm" svg:x="8.5cm" svg:y="14.7cm">
          <draw:text-box>
            <text:p>1 <text:s text:c="84"/>3</text:p>
          </draw:text-box>
        </draw:frame>
        <draw:frame draw:style-name="gr8" draw:layer="layout" svg:width="21.2cm" svg:height="1.75cm" svg:x="4.3cm" svg:y="18cm">
          <draw:text-box>
            <text:p>2 <text:tab/><text:tab/><text:tab/><text:tab/><text:tab/><text:tab/><text:tab/><text:tab/><text:tab/> <text:s text:c="4"/><text:tab/> <text:s text:c="15"/>4</text:p>
          </draw:text-box>
        </draw:frame>
        <draw:frame draw:style-name="gr11" draw:text-style-name="P6" draw:layer="layout" svg:width="24.5cm" svg:height="3.523cm" svg:x="8.4cm" svg:y="18.5cm">
          <draw:text-box>
            <text:p><text:span text:style-name="T21">(P) </text:span><text:span text:style-name="T1">s</text:span><text:span text:style-name="T2">i</text:span><text:span text:style-name="T21"> ~ </text:span><text:span text:style-name="T1">Poisson</text:span><text:span text:style-name="T21"> (</text:span><text:span text:style-name="T1">exp</text:span><text:span text:style-name="T21">(</text:span><text:span text:style-name="T1">x</text:span><text:span text:style-name="T21">))</text:span><text:span text:style-name="T3"> </text:span><text:span text:style-name="T1"><text:s text:c="26"/></text:span><text:span text:style-name="T21">(P)</text:span><text:span text:style-name="T1"> <text:s/>s</text:span><text:span text:style-name="T2">j</text:span><text:span text:style-name="T21"> ~ </text:span><text:span text:style-name="T1">Poisson</text:span><text:span text:style-name="T21"> (</text:span><text:span text:style-name="T1">exp</text:span><text:span text:style-name="T21">(</text:span><text:span text:style-name="T1">y</text:span><text:span text:style-name="T21">))</text:span><text:span text:style-name="T3"> </text:span><text:span text:style-name="T1"><text:s text:c="2"/></text:span></text:p>
            <text:p><text:span text:style-name="T21">''OR'' (N) </text:span><text:span text:style-name="T1">N </text:span><text:span text:style-name="T21">(</text:span><text:span text:style-name="T1">s</text:span><text:span text:style-name="T2">i</text:span><text:span text:style-name="T22">;</text:span><text:span text:style-name="T23"> </text:span><text:span text:style-name="T24">x</text:span><text:span text:style-name="T25">,</text:span><text:span text:style-name="T26"> γ</text:span><text:span text:style-name="T27">2</text:span><text:span text:style-name="T21">)</text:span><text:span text:style-name="T28"> <text:s text:c="32"/>''OR'' <text:s/></text:span><text:span text:style-name="T21">(N)</text:span><text:span text:style-name="T28"> <text:s/></text:span><text:span text:style-name="T1">N </text:span><text:span text:style-name="T21">(</text:span><text:span text:style-name="T1">s</text:span><text:span text:style-name="T2">j</text:span><text:span text:style-name="T22">;</text:span><text:span text:style-name="T23"> </text:span><text:span text:style-name="T29">y</text:span><text:span text:style-name="T25">,</text:span><text:span text:style-name="T26"> γ</text:span><text:span text:style-name="T27">2</text:span><text:span text:style-name="T21">)</text:span><text:span text:style-name="T28"> 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4cm" fo:page-height="2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engbo Guo</meta:initial-creator>
    <meta:creation-date>2009-09-23T14:38:48.41</meta:creation-date>
    <dc:date>2011-10-04T21:39:37.65</dc:date>
    <meta:editing-duration>PT16H51M2S</meta:editing-duration>
    <meta:editing-cycles>80</meta:editing-cycles>
    <meta:generator>OpenOffice.org/3.3$Win32 OpenOffice.org_project/330m20$Build-9567</meta:generator>
    <meta:document-statistic meta:object-count="74"/>
  </office:meta>
</office:document-meta>
</file>